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egoe UI Web" svg:font-family="'Segoe UI Web', 'Segoe UI', 'Segoe WP', Tahom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style:font-name="Segoe UI Web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52424" style:font-name="Segoe UI Web" fo:font-size="8.39999961853027pt" fo:letter-spacing="normal" fo:font-style="normal" style:text-underline-style="solid" style:text-underline-width="auto" style:text-underline-color="font-color" fo:font-weight="normal"/>
    </style:style>
    <style:style style:name="P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52424" style:font-name="Segoe UI Web" fo:font-size="8.39999961853027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52424" fo:letter-spacing="normal"/>
    </style:style>
    <style:style style:name="P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6" style:family="paragraph" style:parent-style-name="Standard">
      <style:text-properties officeooo:rsid="000b952a" officeooo:paragraph-rsid="000b952a"/>
    </style:style>
    <style:style style:name="P7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52424" style:font-name="Segoe UI Web" fo:font-size="8.39999961853027pt" fo:letter-spacing="normal" fo:font-style="normal" fo:font-weight="normal"/>
    </style:style>
    <style:style style:name="P8" style:family="paragraph" style:parent-style-name="Text_20_body" style:list-style-name="L1">
      <style:paragraph-properties fo:margin-top="0cm" fo:margin-bottom="0cm" loext:contextual-spacing="false" fo:orphans="2" fo:widows="2" fo:padding="0cm" fo:border="none"/>
      <style:text-properties fo:font-variant="normal" fo:text-transform="none" fo:color="#252424" style:font-name="Segoe UI Web" fo:font-size="8.39999961853027pt" fo:letter-spacing="normal" fo:font-style="normal" fo:font-weight="normal"/>
    </style:style>
    <style:style style:name="T1" style:family="text">
      <style:text-properties fo:font-variant="normal" fo:text-transform="none" fo:color="#252424" style:font-name="Segoe UI Web" fo:font-size="8.39999961853027pt" fo:letter-spacing="normal" fo:font-style="normal" style:text-underline-style="solid" style:text-underline-width="auto" style:text-underline-color="font-color" fo:font-weight="bold"/>
    </style:style>
    <style:style style:name="T2" style:family="text">
      <style:text-properties officeooo:rsid="000b952a"/>
    </style:style>
    <text:list-style style:name="L1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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Instructions</text:h>
      <text:p text:style-name="P2">Objectif: Examiner vos compétences de concepteur/développeur</text:p>
      <text:p text:style-name="P4"> </text:p>
      <text:p text:style-name="P3">Sujet: Réaliser un chat en ligne de manière itérative</text:p>
      <text:p text:style-name="P4"> </text:p>
      <text:p text:style-name="P3">Tâches:</text:p>
      <text:p text:style-name="P4"> </text:p>
      <text:p text:style-name="P5"><text:span text:style-name="Strong_20_Emphasis"><text:span text:style-name="T1">En premier lieu, pour chacune des tâches suivantes, vous devez ESTIMER LE TEMPS que prendra chacune des tâches.</text:span></text:span></text:p>
      <text:p text:style-name="P3">Cette estimation vous servira de base de travail, vous devez la remettre.</text:p>
      <text:list xml:id="list1129601358" text:style-name="L1">
        <text:list-item>
          <text:p text:style-name="P7">Créer un repository git pour le projet, c'est cette plateforme qui servira pour chacun de vos rendus →<text:span text:style-name="T2"> 10 min</text:span></text:p>
        </text:list-item>
        <text:list-item>
          <text:p text:style-name="P8">Créer un mockup de l'apparence d'un chat en ligne →<text:span text:style-name="T2"> 35 min</text:span></text:p>
        </text:list-item>
        <text:list-item>
          <text:p text:style-name="P8">Créer un MCD que vous modifierez à chaque intégration d'amélioration →<text:span text:style-name="T2"> 1h</text:span></text:p>
        </text:list-item>
        <text:list-item>
          <text:p text:style-name="P8">Créer un chat en HTML/CSS et PHP, l'utilisateur saisit son pseudo et son premier message, le pseudo est sauvegardé en mémoire pour la durée de la session →<text:span text:style-name="T2"> 1h</text:span></text:p>
          <text:list>
            <text:list-item>
              <text:p text:style-name="P7">Bien séparer les couches de logique et d'affichage→<text:span text:style-name="T2"> 30min</text:span></text:p>
            </text:list-item>
          </text:list>
        </text:list-item>
        <text:list-item>
          <text:p text:style-name="P8">Améliorer le chat en intégrant (dans l'ordre que vous souhaitez) :</text:p>
          <text:list>
            <text:list-item>
              <text:p text:style-name="P7">une inscription et connexion de l'utilisateur→<text:span text:style-name="T2"> 30 min</text:span></text:p>
            </text:list-item>
            <text:list-item>
              <text:p text:style-name="P8">l'affichage des messages à l'aide d'AJAX →<text:span text:style-name="T2"> 2h</text:span></text:p>
            </text:list-item>
            <text:list-item>
              <text:p text:style-name="P8">l'AJAX pour l'envoi de messages→<text:span text:style-name="T2"> 2h</text:span></text:p>
            </text:list-item>
            <text:list-item>
              <text:p text:style-name="P8">La possibilité de liker/disliker un message→<text:span text:style-name="T2"> 30 min</text:span></text:p>
            </text:list-item>
            <text:list-item>
              <text:p text:style-name="P8">Les messages du chat peuvent concerner un ou plusieurs sujets taggés par un #tag→<text:span text:style-name="T2"> 1h30</text:span></text:p>
            </text:list-item>
            <text:list-item>
              <text:p text:style-name="P8">L'affichage d'un profil utilisateur →<text:span text:style-name="T2"> 1h30</text:span></text:p>
            </text:list-item>
            <text:list-item>
              <text:p text:style-name="P8">La modification/suppression de son profil utilisateur et la gestion de l'affichage des messages des profils supprimés→<text:span text:style-name="T2"> 1h30</text:span></text:p>
            </text:list-item>
          </text:list>
        </text:list-item>
      </text:list>
      <text:p text:style-name="P5"><text:span text:style-name="Strong_20_Emphasis"><text:span text:style-name="T1">Vous devez remettre chacune de vos itérations</text:span>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egoe UI Web" svg:font-family="'Segoe UI Web', 'Segoe UI', 'Segoe WP', Tahom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6T09:05:20.137000000</meta:creation-date>
    <dc:date>2019-12-16T09:45:17.206000000</dc:date>
    <meta:editing-duration>PT25M13S</meta:editing-duration>
    <meta:editing-cycles>2</meta:editing-cycles>
    <meta:generator>LibreOffice/6.2.5.2$Windows_X86_64 LibreOffice_project/1ec314fa52f458adc18c4f025c545a4e8b22c159</meta:generator>
    <meta:document-statistic meta:table-count="0" meta:image-count="0" meta:object-count="0" meta:page-count="1" meta:paragraph-count="23" meta:word-count="228" meta:character-count="1333" meta:non-whitespace-character-count="1135"/>
  </office:meta>
</office:document-meta>
</file>